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paragraph-rsid="0012213c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itle">
      <style:text-properties style:font-name="Times New Roman"/>
    </style:style>
    <style:style style:name="T1" style:family="text">
      <style:text-properties officeooo:rsid="00114bbb"/>
    </style:style>
    <style:style style:name="T2" style:family="text">
      <style:text-properties officeooo:rsid="001221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213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poran</text:p>
      <text:p text:style-name="P3"/>
      <text:p text:style-name="P2">Nama : Ari Ali Nugroho</text:p>
      <text:p text:style-name="P2">Kelas : 11 IPA 3</text:p>
      <text:p text:style-name="P2"/>
      <text:p text:style-name="P2">Waktu : 1<text:span text:style-name="T2">6 </text:span>Mei 2020 (video durasi: <text:span text:style-name="T1">30 Menit</text:span>)</text:p>
      <text:p text:style-name="P2">Sumber : Internet (youtube.com)</text:p>
      <text:p text:style-name="P2">Penceramah : Ustadz <text:span text:style-name="T2">Adi Hidayat</text:span></text:p>
      <text:p text:style-name="P2"><text:span text:style-name="T3">Materi: </text:span><text:span text:style-name="T4">Indikator keberhasilan Itikaf</text:span></text:p>
      <text:p text:style-name="P2"><text:span text:style-name="T4"/></text:p>
      <text:h text:style-name="P1" text:outline-level="2"><text:span text:style-name="T2">Rangkuman:</text:span></text:h>
      <text:list xml:id="list3392400515" text:style-name="L1">
        <text:list-item>
          <text:p text:style-name="P4">Itikaf diisi dengan fokus, khusyu, tenang, meningkat kualitas dan kuantitas dalam beribadah.</text:p>
        </text:list-item>
        <text:list-item>
          <text:p text:style-name="P4">Lokasi itikaf adalah tempat yang dapat dijadikan menjadi pusat spiritual dan melahirkan kenyamanan dan ketenangan dalam ibadah (baik di masjid dan rumah).</text:p>
        </text:list-item>
        <text:list-item>
          <text:p text:style-name="P4">Itikaf diisi dengan iman yang mengingatkan kepada akhirat dan rasa takut kepada Allah.</text:p>
        </text:list-item>
        <text:list-item>
          <text:p text:style-name="P4">Indikator itikaf terjadi malam Al-Qadar adalah lahir ketenangan dalam jiwa dan di lingkungan sekitar.</text:p>
        </text:list-item>
        <text:list-item>
          <text:p text:style-name="P4">Itikaf yang berhasil akan Allah jadikan ia menjadi orang-orang yang Allah beri petunjuk. </text:p>
        </text:list-item>
        <text:list-item>
          <text:p text:style-name="P4">Ciri Itikaf berhasil adalah meningkatnya iman (gemar/ringan melakukan ibadah) dan Allah beri kebahagian dan ketenangan.</text:p>
        </text:list-item>
        <text:list-item>
          <text:p text:style-name="P4">Hasil itikaf dalam kehidupan maka seseorang akan lebih mengutamakan Allah (dari pekerjaan, harta, dll). Maka, Allah anugerahkan mengabulkan segala doa yang ia panjatkan (selama berhubungan dengan kepentingan dunia dan akhirat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0:10:58.641533868</meta:creation-date>
    <dc:date>2020-05-16T10:13:13.889948067</dc:date>
    <meta:editing-duration>PT2M18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160" meta:character-count="1080" meta:non-whitespace-character-count="941"/>
  </office:meta>
</office:document-meta>
</file>